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5" style:family="table-column">
      <style:table-column-properties fo:break-before="auto" style:column-width="5.9756in"/>
    </style:style>
    <style:style style:name="co6" style:family="table-column">
      <style:table-column-properties fo:break-before="auto" style:column-width="5.639in"/>
    </style:style>
    <style:style style:name="co7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alcon v1" table:style-name="ta1" table:print="false">
        <table:table-column table:style-name="co1" table:default-cell-style-name="ce1"/>
        <table:table-column table:style-name="co6" table:default-cell-style-name="Default"/>
        <table:table-column table:style-name="co1" table:number-columns-repeated="2" table:default-cell-style-name="ce5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  <table:table-cell table:style-name="ce5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style-name="ce6" office:value-type="string">
            <text:p>Defer</text:p>
          </table:table-cell>
          <table:table-cell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7-30">
            <text:p>07/30/17</text:p>
          </table:table-cell>
          <table:table-cell office:value-type="string">
            <text:p>And add force to bypass this check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style-name="ce6" office:value-type="string">
            <text:p>Defer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12">
            <text:p>09/12/17</text:p>
          </table:table-cell>
          <table:table-cell office:value-type="string">
            <text:p>Not all are changed but one was changed, that is sufficient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style-name="ce6" office:value-type="string">
            <text:p>Defer</text:p>
          </table:table-cell>
          <table:table-cell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30">
            <text:p>09/30/17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ce6" office:value-type="string">
            <text:p>Defer</text:p>
          </table:table-cell>
          <table:table-cell table:style-name="Default"/>
          <table:table-cell office:value-type="string">
            <text:p>Defer to v2, start thinking from the usage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7-30">
            <text:p>07/30/17</text:p>
          </table:table-cell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table:style-name="ce4" office:value-type="float" office:value="29">
            <text:p>29</text:p>
          </table:table-cell>
          <table:table-cell office:value-type="string">
            <text:p>Make provision for int data type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8-24">
            <text:p>08/24/17</text:p>
          </table:table-cell>
          <table:table-cell office:value-type="string">
            <text:p>Applies for set, get and force. Currently only int is used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ge the pattern of Dcap string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rap socket in an API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8-25">
            <text:p>08/25/17</text:p>
          </table:table-cell>
          <table:table-cell office:value-type="string">
            <text:p>Support both UDP and TCP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XTU and RTU should be able to read\write multiple values \ signals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8-27">
            <text:p>08/27/17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mprove error handling in PXTU</text:p>
          </table:table-cell>
          <table:table-cell office:value-type="string">
            <text:p>*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mprove error handling in RTU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30">
            <text:p>09/30/17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eate new record marker variable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03">
            <text:p>09/03/17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cap engine should now write timestamp instead of it own values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03">
            <text:p>09/03/17</text:p>
          </table:table-cell>
          <table:table-cell table:number-columns-repeated="1020"/>
        </table:table-row>
        <table:table-row table:style-name="ro1">
          <table:table-cell table:style-name="ce4" office:value-type="float" office:value="37">
            <text:p>37</text:p>
          </table:table-cell>
          <table:table-cell office:value-type="string">
            <text:p>Checking the compatibility between PXTU, Dcap, RTU</text:p>
          </table:table-cell>
          <table:table-cell table:style-name="ce6" office:value-type="string">
            <text:p>Defer</text:p>
          </table:table-cell>
          <table:table-cell/>
          <table:table-cell office:value-type="string">
            <text:p>during import robot, use paramiko to do this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mprove error handling in Dcap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30">
            <text:p>09/30/17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#29 broken for multiple commands</text:p>
          </table:table-cell>
          <table:table-cell table:style-name="ce7" office:value-type="string">
            <text:p>Done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ke the logic for multiple command simple and reuse what is already there</text:p>
          </table:table-cell>
          <table:table-cell office:value-type="string">
            <text:p>*</text:p>
          </table:table-cell>
          <table:table-cell table:number-columns-repeated="1021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he read and write function should be replaced with value property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26">
            <text:p>09/26/17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Limit the signals Dcap engine can handle.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27">
            <text:p>09/27/17</text:p>
          </table:table-cell>
          <table:table-cell office:value-type="string">
            <text:p>Change PXTU engine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ke copy utility in tools with Python rather than WinSCP</text:p>
          </table:table-cell>
          <table:table-cell table:style-name="ce7" office:value-type="string">
            <text:p>Done</text:p>
          </table:table-cell>
          <table:table-cell table:style-name="ce8" office:value-type="date" office:date-value="2017-09-30">
            <text:p>09/30/17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LEAN THE CODE</text:p>
          </table:table-cell>
          <table:table-cell/>
          <table:table-cell table:style-name="ce8" office:value-type="date" office:date-value="2017-09-30">
            <text:p>09/30/17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lcon v2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default-cell-style-name="ce6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 office:value-type="string">
            <text:p>S.No.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 Done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/>
          <table:table-cell office:value-type="string">
            <text:p>Write frequency of every engine into the SH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ode to arduino engine to reset the Arduino base when it is stuck in some condition.</text:p>
          </table:table-cell>
          <table:table-cell office:value-type="string">
            <text:p>Defer</text:p>
          </table:table-cell>
          <table:table-cell/>
          <table:table-cell office:value-type="string">
            <text:p>Reset the timestamp counter</text:p>
          </table:table-cell>
        </table:table-row>
        <table:table-row table:style-name="ro1">
          <table:table-cell/>
          <table:table-cell office:value-type="string">
            <text:p>Write frequency of every engine into the SHM</text:p>
          </table:table-cell>
          <table:table-cell office:value-type="string">
            <text:p>Def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ecking the compatibility between PXTU, Dcap, RTU</text:p>
          </table:table-cell>
          <table:table-cell office:value-type="string">
            <text:p>Defer</text:p>
          </table:table-cell>
          <table:table-cell table:number-columns-repeated="2"/>
        </table:table-row>
      </table:table>
      <table:table table:name="New things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arn CPU scheduling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 the IO wait time for other operations?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equency base scheduling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style-name="ce5"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style-name="ce5" table:number-columns-repeated="2"/>
          <table:table-cell/>
        </table:table-row>
      </table:table>
      <table:database-ranges>
        <table:database-range table:name="__Anonymous_Sheet_DB__1" table:target-range-address="'Falcon v1'.A1:'Falcon v1'.E31" table:display-filter-buttons="true"/>
        <table:database-range table:name="__Anonymous_Sheet_DB__2" table:target-range-address="'Falcon v1'.A1:'Falcon v1'.E31" table:display-filter-buttons="true">
          <table:filter>
            <table:filter-condition table:field-number="2" table:value="Done" table:operator="!="/>
          </table:filter>
        </table:database-range>
        <table:database-range table:target-range-address="'Falcon v1'.A1:'Falcon v1'.AMJ4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10/01/2017</text:date>, <text:time>16:0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9M24S</meta:editing-duration>
    <meta:editing-cycles>116</meta:editing-cycles>
    <meta:generator>OpenOffice/4.1.3$Win32 OpenOffice.org_project/413m1$Build-9783</meta:generator>
    <dc:date>2017-10-01T16:00:46.83</dc:date>
    <dc:creator>Naveen Chakravarthy</dc:creator>
    <meta:document-statistic meta:table-count="3" meta:cell-count="205" meta:object-count="0"/>
    <meta:user-defined meta:name="Info 1"/>
    <meta:user-defined meta:name="Info 2"/>
    <meta:user-defined meta:name="Info 3"/>
    <meta:user-defined meta:name="Info 4"/>
  </office:meta>
</office:document-meta>
</file>